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4.83cm" fo:min-width="4.58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5.08cm" svg:x="5.078cm" svg:y="5.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6:49:40.596506799</meta:creation-date>
    <dc:date>2020-10-21T16:50:44.367462794</dc:date>
    <meta:editing-duration>PT1M4S</meta:editing-duration>
    <meta:editing-cycles>1</meta:editing-cycles>
    <meta:document-statistic meta:object-count="2"/>
    <meta:generator>LibreOffice/6.0.7.3$Linux_X86_64 LibreOffice_project/00m0$Build-3</meta:generator>
  </office:meta>
</office:document-meta>
</file>